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margin-left="0.475cm" fo:margin-right="0cm" fo:margin-top="0cm" fo:margin-bottom="0cm" fo:text-indent="-0.318cm" style:text-autospace="none"/>
      <style:text-properties fo:color="#000000" style:font-name="Segoe UI" fo:font-size="28pt" fo:text-shadow="1pt 1pt" style:font-name-asian="Segoe UI" style:font-size-asian="28pt" style:font-name-complex="Segoe UI" style:font-size-complex="28pt"/>
    </style:style>
    <style:style style:name="P3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8pt" fo:text-shadow="1pt 1pt" style:text-underline-style="none" style:font-name-asian="Segoe UI" style:font-size-asian="28pt" style:font-name-complex="Segoe UI" style:font-size-complex="28pt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P6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P7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8.5pt" style:text-underline-style="none" style:font-name-asian="Segoe UI" style:font-size-asian="8.5pt" style:font-name-complex="Segoe UI" style:font-size-complex="8.5pt"/>
    </style:style>
    <style:style style:name="P8" style:family="paragraph">
      <style:paragraph-properties fo:margin-left="0.318cm" fo:margin-right="0cm" fo:margin-top="0cm" fo:margin-bottom="0cm" fo:text-align="start" fo:text-indent="0cm" style:text-autospace="none"/>
      <style:text-properties fo:color="#000000" style:font-name="Segoe UI" fo:font-size="8.5pt" style:text-underline-style="none" style:font-name-asian="Segoe UI" style:font-size-asian="8.5pt" style:font-name-complex="Segoe UI" style:font-size-complex="8.5pt"/>
    </style:style>
    <style:style style:name="P9" style:family="paragraph">
      <style:paragraph-properties fo:margin-left="0.318cm" fo:margin-right="0cm" fo:margin-top="0cm" fo:margin-bottom="0cm" fo:text-align="start" fo:text-indent="-0.318cm" style:text-autospace="none"/>
      <style:text-properties fo:color="#000000" style:font-name="Segoe UI" fo:font-size="8.5pt" style:text-underline-style="none" style:font-name-asian="Segoe UI" style:font-size-asian="8.5pt" style:font-name-complex="Segoe UI" style:font-size-complex="8.5pt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ff" style:font-name="Segoe UI1" fo:font-size="16pt" fo:text-shadow="1pt 1pt" style:text-underline-style="none" style:font-name-asian="Segoe UI" style:font-size-asian="16pt" style:font-name-complex="Segoe UI" style:font-size-complex="16pt"/>
    </style:style>
    <style:style style:name="T4" style:family="text">
      <style:text-properties fo:color="#ffffff" style:font-name="Segoe UI1" fo:font-size="28pt" fo:text-shadow="1pt 1pt" style:text-underline-style="none" style:font-name-asian="Segoe UI" style:font-size-asian="28pt" style:font-name-complex="Segoe UI" style:font-size-complex="28pt"/>
    </style:style>
    <style:style style:name="T5" style:family="text">
      <style:text-properties fo:color="#ffffff" style:font-name="Segoe UI1" fo:font-size="28pt" fo:text-shadow="1pt 1pt" style:text-underline-style="none" style:font-size-asian="28pt" style:font-size-complex="28pt"/>
    </style:style>
    <style:style style:name="T6" style:family="text">
      <style:text-properties fo:color="#ffffff" style:font-name="Segoe UI1" fo:font-size="26pt" fo:text-shadow="1pt 1pt" style:text-underline-style="none" style:font-size-asian="26pt" style:font-size-complex="26pt"/>
    </style:style>
    <style:style style:name="T7" style:family="text">
      <style:text-properties fo:color="#ffffff" fo:font-size="28pt" fo:text-shadow="1pt 1pt" style:text-underline-style="none" style:font-size-asian="28pt" style:font-size-complex="28pt"/>
    </style:style>
    <style:style style:name="T8" style:family="text">
      <style:text-properties fo:color="#ffffff" style:font-name="Segoe UI" fo:font-size="16pt" fo:text-shadow="1pt 1pt" style:text-underline-style="none" style:font-name-asian="Segoe UI" style:font-size-asian="16pt" style:font-name-complex="Segoe UI" style:font-size-complex="16pt"/>
    </style:style>
    <style:style style:name="T9" style:family="text">
      <style:text-properties fo:color="#ffffff" style:font-name="Segoe UI" fo:font-size="28pt" fo:text-shadow="1pt 1pt" style:text-underline-style="none" style:font-name-asian="Segoe UI" style:font-size-asian="28pt" style:font-name-complex="Segoe UI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1" draw:layer="layout" svg:width="25.654cm" svg:height="2.377cm" svg:x="1.524cm" svg:y="1.016cm">
          <draw:text-box>
            <text:p text:style-name="P1"><text:span text:style-name="T1">Old Testament Reading</text:span></text:p>
            <text:p text:style-name="P1"><text:span text:style-name="T2">Isaiah 64:1-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3" draw:layer="layout" svg:width="25.908cm" svg:height="8.382cm" svg:x="1.016cm" svg:y="1.016cm">
          <draw:text-box>
            <text:p text:style-name="P2"><text:span text:style-name="T3">1</text:span><text:span text:style-name="T4"> </text:span><text:span text:style-name="T5">Oh that you would rend the heavens and come down, <text:s text:c="2"/>that the mountains might quake at your presence - </text:span></text:p>
            <text:p text:style-name="P2"><text:span text:style-name="T3">2</text:span><text:span text:style-name="T5"> as when fire kindles brushwood and the fire causes water to boil - to make your name known to your adversaries, </text:span><text:span text:style-name="T5">and that the nations might tremble at your presen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7" draw:layer="layout" svg:width="26.162cm" svg:height="7.366cm" svg:x="1.016cm" svg:y="1.016cm">
          <draw:text-box>
            <text:p text:style-name="P4"><text:span text:style-name="T3">3</text:span><text:span text:style-name="T4"> </text:span><text:span text:style-name="T5">When you did awesome things that we did not look for,</text:span></text:p>
            <text:p text:style-name="P5"><text:span text:style-name="T5">you came down, the mountains quaked at your presence.</text:span></text:p>
            <text:p text:style-name="P6"><text:span text:style-name="T3">4</text:span><text:span text:style-name="T4"> </text:span><text:span text:style-name="T5">From of old no one has heard or perceived by the ear,</text:span></text:p>
            <text:p text:style-name="P5"><text:span text:style-name="T5"><text:s/></text:span><text:span text:style-name="T5">no eye has seen a God besides you, who acts for those <text:s/></text:span></text:p>
            <text:p text:style-name="P5"><text:span text:style-name="T5"><text:s/></text:span><text:span text:style-name="T5">who wait for him. </text:span><text:span text:style-name="T6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8" draw:layer="layout" svg:width="26.162cm" svg:height="6.096cm" svg:x="1.016cm" svg:y="1.016cm">
          <draw:text-box>
            <text:p text:style-name="P5"><text:span text:style-name="T3">5</text:span><text:span text:style-name="T4"> </text:span><text:span text:style-name="T5">You meet him who joyfully works righteousness, those who remember you in your ways. Behold, you were angry, and we sinned; in our sins we have been a long time, and shall we be saved?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7" draw:layer="layout" svg:width="26.162cm" svg:height="5.08cm" svg:x="1.016cm" svg:y="0.762cm">
          <draw:text-box>
            <text:p text:style-name="P4"><text:span text:style-name="T3">6</text:span><text:span text:style-name="T4"> </text:span><text:span text:style-name="T5">We have all become like one who is unclean, and all our </text:span></text:p>
            <text:p text:style-name="P4"><text:span text:style-name="T5"><text:s/></text:span><text:span text:style-name="T5">righteous deeds are like a polluted garment. We all fade </text:span></text:p>
            <text:p text:style-name="P5"><text:span text:style-name="T5">like a leaf, and our iniquities, like the wind, take us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7" draw:layer="layout" svg:width="26.162cm" svg:height="6.096cm" svg:x="1.016cm" svg:y="1.016cm">
          <draw:text-box>
            <text:p text:style-name="P4"><text:span text:style-name="T3">7</text:span><text:span text:style-name="T4"> </text:span><text:span text:style-name="T5">There is no one who calls upon your name, </text:span><text:span text:style-name="T7">who rouses <text:s/></text:span></text:p>
            <text:p text:style-name="P4"><text:span text:style-name="T7"><text:s/></text:span><text:span text:style-name="T7">himself to take hold of you; for you have hidden your face </text:span></text:p>
            <text:p text:style-name="P5"><text:span text:style-name="T7">from us, and have made us melt in the hand of our iniquiti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7" draw:text-style-name="P9" draw:layer="layout" svg:width="26.162cm" svg:height="8.099cm" svg:x="1.016cm" svg:y="1.016cm">
          <draw:text-box>
            <text:p text:style-name="P6"><text:span text:style-name="T8">8</text:span><text:span text:style-name="T9"> </text:span><text:span text:style-name="T7">But now, O L</text:span><text:span text:style-name="T9">ORD</text:span><text:span text:style-name="T7">, you are our Father; we are the clay, and you are our potter; we are all the work of your hand.</text:span></text:p>
            <text:p text:style-name="P6"><text:span text:style-name="T8">9</text:span><text:span text:style-name="T9"> </text:span><text:span text:style-name="T7">Be not so terribly angry, O L</text:span><text:span text:style-name="T9">ORD</text:span><text:span text:style-name="T7">, and remember not iniquity forever. Behold, please look, we are all your people.</text:span></text:p>
            <text:p text:style-name="P4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08:57:37.281000000</meta:creation-date>
    <dc:title>Hymn template</dc:title>
    <meta:editing-duration>PT8M5S</meta:editing-duration>
    <meta:editing-cycles>4</meta:editing-cycles>
    <meta:generator>LibreOffice/4.3.4.1$Windows_x86 LibreOffice_project/bc356b2f991740509f321d70e4512a6a54c5f243</meta:generator>
    <meta:initial-creator>Arthur Hoch</meta:initial-creator>
    <dc:date>2014-11-25T09:16:14.635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4-11-25T08:57:36.953000000"/>
  </office:meta>
</office:document-meta>
</file>